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491449264116749869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oft-page-break/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62922165827841620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1415953568161713021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486349732256970772" text:style-name="L4">
        <text:list-item>
          <text:h text:style-name="P29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9598549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2244141501102259446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3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9375231074232104" text:style-name="L6">
        <text:list-item>
          <text:h text:style-name="P34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39609147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вызывают </text:span><text:span text:style-name="T76">Index</text:span><text:span text:style-name="T33"> ..</text:span></text:p>
              <text:p text:style-name="P50"><text:soft-page-break/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2987051445207960283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9616403" text:continue-list="list39609147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oft-page-break/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19:41:53.47</dc:date>
    <meta:editing-duration>P26DT14H27M38S</meta:editing-duration>
    <meta:editing-cycles>103</meta:editing-cycles>
    <meta:generator>OpenOffice/4.1.2$Win32 OpenOffice.org_project/412m3$Build-9782</meta:generator>
    <meta:document-statistic meta:table-count="0" meta:image-count="0" meta:object-count="0" meta:page-count="25" meta:paragraph-count="830" meta:word-count="3831" meta:character-count="25728"/>
  </office:meta>
</office:document-meta>
</file>